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ing_20_3" style:master-page-name="HTM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 fo:text-align="justify" style:justify-single-word="false"/>
      <style:text-properties fo:font-size="12pt"/>
    </style:style>
    <style:style style:name="P5" style:family="paragraph" style:parent-style-name="Text_20_body">
      <style:paragraph-properties fo:margin-top="0in" fo:margin-bottom="0.1965in" fo:text-align="justify" style:justify-single-word="false"/>
    </style:style>
    <style:style style:name="P6" style:family="paragraph" style:parent-style-name="Heading_20_1">
      <style:paragraph-properties fo:margin-top="0in" fo:margin-bottom="0.1965in" fo:text-align="justify" style:justify-single-word="false"/>
    </style:style>
    <style:style style:name="P7" style:family="paragraph" style:parent-style-name="Text_20_body" style:master-page-name="">
      <style:paragraph-properties fo:margin-top="0in" fo:margin-bottom="0in" fo:background-color="transparent">
        <style:background-image/>
      </style:paragraph-properties>
    </style:style>
    <style:style style:name="P8" style:family="paragraph" style:parent-style-name="Text_20_body">
      <style:paragraph-properties fo:margin-top="0in" fo:margin-bottom="0in" fo:background-color="transparent">
        <style:background-image/>
      </style:paragraph-properties>
    </style:style>
    <style:style style:name="P9" style:family="paragraph" style:parent-style-name="Standard">
      <style:paragraph-properties fo:margin-left="0in" fo:margin-right="0.0598in" fo:text-indent="0in" style:auto-text-indent="false"/>
    </style:style>
    <style:style style:name="T1" style:family="text" style:parent-style-name="Example">
      <style:text-properties style:font-name="Courier New2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Babel Guide</text:h>
      <text:p text:style-name="P2"/>
      <text:p text:style-name="P2"/>
      <text:h text:style-name="Heading_20_1" text:outline-level="1">Introducing Babel</text:h>
      <text:h text:style-name="Heading_20_2" text:outline-level="2">What is Babel? </text:h>
      <text:p text:style-name="P3">Babel is a knowledge representation language that aims to be as expressive as most natural language.</text:p>
      <text:p text:style-name="P3">Babel is modeled after the C family of computer programming languages which have syntax that provide terse, human readable and easy to write code. </text:p>
      <text:p text:style-name="P3">Parsing natural language is a hard problem, but it can be avoided by writing Babel. <text:s/>By using this format natural language processing (NLP) can be separated from the real artificial intelligence work. </text:p>
      <text:p text:style-name="P3">Babel is not a representation of parsed natural language. <text:s/>It is designed to represent specific meaning and does not include many of the subtleties of natural language. <text:s/>Babel does not try to model natural language completely. <text:s/>The aim is simply to be able to represent the meaning of most natural language.</text:p>
      <text:h text:style-name="Heading_20_2" text:outline-level="2">Uses of Babel</text:h>
      <text:p text:style-name="P3">The primary use of Babel is a format for talking to computers. <text:s/>Babel could allow for an easier Turing Test to be attempted and may help move beyond the current crude chat bot designs. <text:s/></text:p>
      <text:p text:style-name="P3">Babel could be used as a generalized goal definition system to define objectives for an intelligent agent. <text:s/>It could describe problems, potential solutions and actions to be performed by an agent.</text:p>
      <text:p text:style-name="P4">Babel could be of use in translating between natural languages or in other areas of linguistics. <text:s/>Learning and using Babel might improve your grammar since it makes you think about the structure of what you are saying.</text:p>
      <text:h text:style-name="Heading_20_2" text:outline-level="2">Current State of Babel</text:h>
      <text:p text:style-name="P5">This is the first release of Babel. <text:s/>The language is capable of representing simple sentences. <text:s/>More complex sentences may have to be broken into multiple sentences. <text:s/>There are still many areas where the language can be expanded to make it more expressive and easier to use.</text:p>
      <text:p text:style-name="Text_20_body">The Babel grammar is written in a BNF variant that is used by the Gold Parsing System (see <text:a xlink:type="simple" xlink:href="http://www.devincook.com/goldparser/">http://www.devincook.com/goldparser/</text:a>). <text:s/>The Gold Parser compiles the grammar into tables which can then be used be loaded by an parsing engine, which have been created for a variety of different development platforms. <text:s/>This will help enable the language to be used on a variety of platforms. <text:s/>The reference implementation is written in C# and requires the .Net Framework 2.0 or later to run.</text:p>
      <text:p text:style-name="Text_20_body"/>
      <text:p text:style-name="P5">Babel to English translation is not a hard problem. <text:s/>Included in the project is a translator that gives a reasonably understandable equivalent in English (see <text:a xlink:type="simple" xlink:href="http://translator.babelproject.com/">http://translator.babelproject.com/</text:a>). Getting the translation to a point where it could pass for human for Turing Test scenarios may be much more difficult. <text:s/>The English translator is very handy for finding mistakes in Babel code and acts as a check to make sure you said what you meant to.</text:p>
      <text:p text:style-name="P5">A parser and the translator is built into a program imaginatively called Babel Editor. <text:s/>The Babel Editor environment provides a view of the parsed result that shows how Babel is represented as objects in the reference implementation. <text:s/>Great care has been taken to keep the parsed object structures simple.</text:p>
      <text:p text:style-name="Text_20_body">Babel was created by me, Bryan Livingston. <text:s/>I also own and operate <text:a xlink:type="simple" xlink:href="http://cooltext.com/">http://cooltext.com</text:a>. <text:s/>I'm more of a computer programmer than a linguist. <text:s/>I searched long and hard for a language such as this but found none, so I created Babel over several years as a side project.</text:p>
      <text:p text:style-name="Text_20_body"/>
      <text:p text:style-name="Text_20_body">Comments and suggestions are welcome on the mailing list at <text:a xlink:type="simple" xlink:href="http://groups.google.com/group/babelproject">http://groups.google.com/group/babelproject</text:a>. <text:s/>The web site for the project is at <text:a xlink:type="simple" xlink:href="http://babelproject.com/">http://babelproject.com</text:a>.</text:p>
      <text:p text:style-name="P5"/>
      <text:h text:style-name="P6" text:outline-level="1">Learn Babel by Example </text:h>
      <text:h text:style-name="Heading_20_2" text:outline-level="2">Subject Verb Object Pattern</text:h>
      <text:p text:style-name="Code"><text:span text:style-name="T1">// Joe saw Jane. </text:span></text:p>
      <text:p text:style-name="Code"><text:span text:style-name="T1">Joe.see-(Jane);</text:span> </text:p>
      <text:p text:style-name="P7"/>
      <text:p text:style-name="P8">Babel is composed of sentences. <text:s/>Each sentence ends with a semi-colon. <text:s/>The "//" mark indicates a line comment, which means that the text following it will be ignored by the parser. <text:s/>Whitespace is ignored by the parser which means that you could put spaces or line breaks anywhere and it will still parse the same.</text:p>
      <text:p text:style-name="P8"/>
      <text:p text:style-name="P8">Sentences follow a Subject-Verb-Object pattern. <text:s/>The subject of the sentence is usually first. <text:s/>This is followed by a dot to separate the verb. <text:s/>Then the object of the sentence is enclosed in parenthesis. <text:s/>This follows a C++, C# or Java pattern of object.method(argument). </text:p>
      <text:p text:style-name="P8"/>
      <text:p text:style-name="P3">In natural language we use morphology to change the sound and spelling of words to indicate things like plurals and tensing . <text:s/>In Babel this information is pulled out of the words and added as special characters. <text:s/>The past tensing of the verb "saw" in the example is done with a minus sign attached in a suffix like manner. <text:s text:c="3"/>A plus sign is used for future tense words and if no suffix is present then present tense is assumed for the verb. </text:p>
      <text:p text:style-name="P3">Nouns are always capitalized. <text:s/>Currently there is no way to indicate that a noun a proper noun. <text:s/>In spoken English this is specified by the absence of an article (e.g. <text:s/>"the", "a" or "an".)</text:p>
      <text:h text:style-name="Heading_20_2" text:outline-level="2">Implicit Subjects and Sentence as an Object</text:h>
      <text:p text:style-name="Code"><text:span text:style-name="T1">// See Jane run.</text:span></text:p>
      <text:p text:style-name="Code"><text:span text:style-name="T1">You.see(Jane.run()); </text:span></text:p>
      <text:p text:style-name="Code"><text:span text:style-name="T1">see(Jane.run());</text:span> </text:p>
      <text:p text:style-name="P3"/>
      <text:p text:style-name="P3">Whenever the initial subject is left off, an implicit noun "You" is used as the subject. <text:s/>The above sentences are logical equivalents. <text:s/>In English we often drop and make implicit the subject of a sentence when it is the person we are speaking to. </text:p>
      <text:p text:style-name="P5">The object of the sentence is another sentence. <text:s/>The object of a sentence can be empty, a noun, a set of nouns, another sentence, or just an adjective. <text:s/>Unlike computer programming languages there is max of only one object of a sentence. <text:s/>Information that you would think would be used for multiple arguments would probably be attached directly to the verb as a prepositional phrase.</text:p>
      <text:h text:style-name="Heading_20_2" text:outline-level="2">Adjectives and Adverbs</text:h>
      <text:p text:style-name="Code"><text:span text:style-name="T1">// The tall man walked slowly.</text:span></text:p>
      <text:p text:style-name="Code"><text:span text:style-name="T1">Man tall.walk- slow();</text:span></text:p>
      <text:p text:style-name="P3"/>
      <text:p text:style-name="P3">In this sentence the adjective "tall" is attached to the noun "Man" and adverb "slow" is attached to the verb "Walk".</text:p>
      <text:p text:style-name="P3">The suffix "-ly" is dropped from “slowly”. <text:s/>When English is spoken the suffix is used to indicate that it's an adverb, but in Babel that is made explicit by the formatting.</text:p>
      <text:p text:style-name="P3">There is no object of this particular sentence so the parentheses are left empty.</text:p>
      <text:h text:style-name="Heading_20_2" text:outline-level="2">Prepositional Phrases and Restrictive Clauses</text:h>
      <text:p text:style-name="Code"><text:span text:style-name="T1">// The quick brown fox jumped over the lazy dog.</text:span></text:p>
      <text:p text:style-name="Code"><text:span text:style-name="T1">Fox quick brown.jump- over[Dog lazy]();</text:span></text:p>
      <text:p text:style-name="Code"><text:span text:style-name="T1"/></text:p>
      <text:p text:style-name="Code"><text:span text:style-name="T1">// The horse that I rode died.</text:span></text:p>
      <text:p text:style-name="Code"><text:span text:style-name="T1">Horse that[I.ride-()].die-();</text:span></text:p>
      <text:p text:style-name="P3"><text:s text:c="2"/></text:p>
      <text:p text:style-name="P3">The prepositional phrase "over the lazy dog" is attached to the verb "jump". <text:s/>Prepositions are attached as if they were adverbs followed by the object of the proposition contained in square brackets.</text:p>
      <text:p text:style-name="P3">Restrictive clauses are handled much like a prepositional phrase, but they are instead attached to a noun. </text:p>
      <text:p text:style-name="P3">In the reference implementation when these prepositional phrases and restrictive clauses are parsed they are created as adverb and adjective objects but have the contents of the brackets attached.</text:p>
      <text:h text:style-name="Heading_20_2" text:outline-level="2">Declarations</text:h>
      <text:p text:style-name="Code">// Joe is tall.</text:p>
      <text:p text:style-name="Code">Joe.is(tall);</text:p>
      <text:p text:style-name="Code">Joe.tall;</text:p>
      <text:p text:style-name="Code"/>
      <text:p text:style-name="Code">// Joe was tall.</text:p>
      <text:p text:style-name="Code">Joe.is-(tall);</text:p>
      <text:p text:style-name="Code"/>
      <text:p text:style-name="Code">// Joe is a human.</text:p>
      <text:p text:style-name="Code">Joe.Human;</text:p>
      <text:p text:style-name="P3"/>
      <text:p text:style-name="P3">The top two statements are logically identical. <text:s/>When the verb is left off the verb is assumed to be “is”.</text:p>
      <text:p text:style-name="P3">Unfortunately there is no shorthand for was, so in order to express the past tense you have to explicitly use the “is” verb with a past tense suffix.</text:p>
      <text:p text:style-name="P3">When the object in a declaration is a noun then the sentence is saying that the subject is a subclass of the object.</text:p>
      <text:h text:style-name="Heading_20_2" text:outline-level="2">Noun Sets</text:h>
      <text:p text:style-name="Code">// Tashonda sent e-mail, cards, and letters.</text:p>
      <text:p text:style-name="Code">Tashonda.send-(Email &amp; Card* &amp; Letter*);</text:p>
      <text:p text:style-name="Code"/>
      <text:p text:style-name="Code">// Tashonda sent e-mail, cards, or letters.</text:p>
      <text:p text:style-name="Code">Tashonda.send-(Email | Card* | Letter*);</text:p>
      <text:p text:style-name="Code"/>
      <text:p text:style-name="Code">// Mrs. Doubtfire gave Tabitha and Samantha quizzes.</text:p>
      <text:p text:style-name="Code">MrsDoubtfire.give- to[Tabitha &amp; Samantha](Quiz*);</text:p>
      <text:p text:style-name="Code"/>
      <text:p text:style-name="Code">// Juanita and Celso worked hard.</text:p>
      <text:p text:style-name="Code">Juanita &amp; Celso.work- hard();</text:p>
      <text:p text:style-name="P3"/>
      <text:p text:style-name="P3">Anywhere that a noun can be used a set of nouns can be used instead. <text:s/>Simply chain them together with ampersands for an and set and using pipes for or set. <text:s text:c="2"/>You can not mix and and or in a single set.</text:p>
      <text:p text:style-name="P3">Also note that the asterisk is used as a suffix to specify a plural.</text:p>
      <text:h text:style-name="Heading_20_2" text:outline-level="2">Gerunds</text:h>
      <text:p text:style-name="Code">// I love running.</text:p>
      <text:p text:style-name="Code">I.love(Run=);</text:p>
      <text:p text:style-name="Code"/>
      <text:p text:style-name="Code">// Charles is working in the garden. </text:p>
      <text:p text:style-name="Code">Charles.Work= in[Garden];</text:p>
      <text:p text:style-name="Text_20_body"/>
      <text:p text:style-name="Text_20_body">A gerund is a noun that is built from a verb by attaching an “-ing” suffix. <text:s/>Note that the gerund words are capitalized since they are nouns.</text:p>
      <text:p text:style-name="Text_20_body"/>
      <text:p text:style-name="Text_20_body">The “-ing” suffix is also attached to present tense participles, which are verbs that are used as adjectives, but there is no support in Babel yet for participles.</text:p>
      <text:h text:style-name="Heading_20_2" text:outline-level="2">Questions</text:h>
      <text:p text:style-name="Code">// Where are you going?</text:p>
      <text:p text:style-name="Code">where(You.are(Go=));</text:p>
      <text:p text:style-name="Code"/>
      <text:p text:style-name="Code">// What were you reading this morning?</text:p>
      <text:p text:style-name="Code">what(You.read- this[Morning]());</text:p>
      <text:p text:style-name="Code"/>
      <text:p text:style-name="Code">// May I postpone this assignment?</text:p>
      <text:p text:style-name="Code">may(I.postpone(Assignment));</text:p>
      <text:p text:style-name="Code"/>
      <text:p text:style-name="Code">// Is Joe tall?</text:p>
      <text:p text:style-name="Code">is tall(Joe);</text:p>
      <text:p text:style-name="Code"/>
      <text:p text:style-name="Code">// Where is Joe?</text:p>
      <text:p text:style-name="Code">where(Joe);</text:p>
      <text:p text:style-name="Code"/>
      <text:p text:style-name="Code">// What is the color of horse that I am riding?</text:p>
      <text:p text:style-name="Code">what color(Horse that[I.is-(Ride=)]);</text:p>
      <text:p text:style-name="Standard">Questions are written with the interrogative word as a verb.</text:p>
      <text:p text:style-name="Standard">Questions usually use an implicit subject, so a subject of “You” is attached to the question when parsed. <text:s/>Asking a question is technically giving an order since an answer is being demanded.</text:p>
      <text:p text:style-name="Standard">Currently the parser is hard coded to recognize specific interrogatives. <text:s/>This is less than ideal since it makes the parser English specific and in the future a symbol may be introduced to indicate that a statement is a question.</text:p>
      <text:p text:style-name="P3"/>
      <text:h text:style-name="Heading_20_1" text:outline-level="1">Babel Limitations</text:h>
      <text:p text:style-name="Text_20_body">Babel is very much a work in progress. <text:s/>Below are some of the areas that may be improved upon.</text:p>
      <text:h text:style-name="Heading_20_2" text:outline-level="2">Conjunctions</text:h>
      <text:p text:style-name="Text_20_body">Most conjunctions are not currently available in the language. <text:s/>Complex sentences can not easily be expressed without them.</text:p>
      <text:h text:style-name="Heading_20_2" text:outline-level="2">Articles</text:h>
      <text:p text:style-name="Text_20_body">The language does not support articles (a, an, and the) right now. <text:s/>In natural language these are used to indicate that a noun is proper. <text:s/>It's questionable whether this information is important enough be included in the language.</text:p>
      <text:p text:style-name="Text_20_body"/>
      <text:p text:style-name="Text_20_body">If support for articles was added it might take the form of adding an underscore before or after the noun. <text:s/>Or the articles could be added as adjectives, something which could be done right now.</text:p>
      <text:h text:style-name="Heading_20_2" text:outline-level="2">Questions</text:h>
      <text:p text:style-name="P9">Currently the parser is hard coded to recognize specific interrogatives. <text:s/>This is less than ideal since it makes the parser English specific and in the future a symbol may be introduced to indicate that a statement is a question.</text:p>
      <text:h text:style-name="Heading_20_2" text:outline-level="2">Modifiers</text:h>
      <text:p text:style-name="P3">Words that modify an adjective or adverb (e.g. very, slightly, rather, quite) can not be expressed properly. <text:s/>For instance, it is not really possible to say "the very black dog" since the modifier "very" needs to be attached to the adjective "black" and not the noun "dog".</text:p>
      <text:p text:style-name="P3">Negatives (e.g. The dog that is not running.) would also need to be attached as a modifier.</text:p>
      <text:h text:style-name="Heading_20_2" text:outline-level="2">Babel Emitter</text:h>
      <text:p text:style-name="P3">If computers are going to be working with Babel they will need to be able to generate it in object form and then save it as written Babel code. <text:s/>This is not a seriously difficult task and will be part of the reference implementation some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Heading_20_6" style:display-name="Heading 6" style:family="paragraph" style:parent-style-name="Heading" style:next-style-name="Text_20_body" style:class="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style:font-name="Times New Roman1" fo:font-size="12pt" fo:font-style="italic" style:font-name-asian="Times New Roman1" style:font-size-asian="12pt" style:font-name-complex="Times New Roman1" style:font-size-complex="12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Preformatted_20_Text" style:display-name="Preformatted Text" style:family="paragraph" style:parent-style-name="Standard" style:class="html">
      <style:paragraph-properties fo:margin-top="0.0598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de" style:family="paragraph" style:parent-style-name="Quotations">
      <style:paragraph-properties fo:margin-top="0in" fo:margin-bottom="0in" fo:background-color="transparent" style:shadow="none">
        <style:tab-stops/>
        <style:background-image/>
      </style:paragraph-properties>
      <style:text-properties style:font-name="Courier New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6228in" fo:margin-bottom="0.661in" fo:margin-left="0.85in" fo:margin-right="0.8791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01T13:18:48</meta:creation-date>
    <dc:date>2006-11-05T16:05:31</dc:date>
    <meta:print-date>2006-10-15T18:00:57</meta:print-date>
    <dc:language>en-US</dc:language>
    <meta:editing-cycles>53</meta:editing-cycles>
    <meta:editing-duration>P1DT3H46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06" meta:word-count="1757" meta:character-count="10376"/>
  </office:meta>
</office:document-meta>
</file>